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B000001EB3376341F86501E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Slika1" text:anchor-type="as-char" svg:y="-6.384cm" svg:width="16.002cm" svg:height="6.939cm" draw:z-index="0"><draw:image xlink:href="Pictures/100002010000046B000001EB3376341F86501E1E.png" xlink:type="simple" xlink:show="embed" xlink:actuate="onLoad" loext:mime-type="image/png"/><svg:desc>A screenshot of a computer

AI-generated content may be incorrect.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5T22:32:14.532000000</meta:creation-date>
    <dc:date>2025-03-25T22:38:47.200000000</dc:date>
    <meta:editing-duration>PT5M30S</meta:editing-duration>
    <meta:editing-cycles>2</meta:editing-cycles>
    <meta:generator>LibreOffice/6.2.5.2$Windows_X86_64 LibreOffice_project/1ec314fa52f458adc18c4f025c545a4e8b22c159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